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P2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3" style:family="paragraph" style:parent-style-name="Heading_20_2">
      <style:paragraph-properties fo:text-align="start" style:justify-single-word="false"/>
      <style:text-properties style:font-name="Kami North"/>
    </style:style>
    <style:style style:name="P4" style:family="paragraph" style:parent-style-name="Heading_20_2">
      <style:text-properties style:font-name="Kami North"/>
    </style:style>
    <style:style style:name="P5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italic" style:text-underline-style="solid" style:text-underline-width="auto" style:text-underline-color="font-color" fo:font-weight="bold" officeooo:rsid="001c72f3" officeooo:paragraph-rsid="00048e31" style:font-size-asian="18pt" style:font-style-asian="italic" style:font-weight-asian="bold" style:font-size-complex="18pt" style:font-weight-complex="bold"/>
    </style:style>
    <style:style style:name="P6" style:family="paragraph" style:parent-style-name="Heading_20_2">
      <style:paragraph-properties fo:text-align="start" style:justify-single-word="false"/>
      <style:text-properties style:font-name="Kami North" officeooo:paragraph-rsid="000649e3"/>
    </style:style>
    <style:style style:name="P7" style:family="paragraph" style:parent-style-name="Heading_20_2">
      <style:paragraph-properties fo:text-align="center" style:justify-single-word="false"/>
      <style:text-properties style:font-name="Kami North" officeooo:rsid="000649e3" officeooo:paragraph-rsid="000649e3"/>
    </style:style>
    <style:style style:name="P8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9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 fo:font-size="18pt" fo:font-style="italic" officeooo:rsid="000649e3" officeooo:paragraph-rsid="000649e3" style:font-size-asian="18pt" style:font-style-asian="italic" style:font-size-complex="18pt"/>
    </style:style>
    <style:style style:name="P10" style:family="paragraph" style:parent-style-name="normal">
      <style:text-properties style:font-name="Kami North" fo:font-style="italic" style:font-style-asian="italic"/>
    </style:style>
    <style:style style:name="P11" style:family="paragraph" style:parent-style-name="normal">
      <style:text-properties style:font-name="Kami North" fo:font-style="italic" officeooo:paragraph-rsid="000649e3" style:font-style-asian="italic"/>
    </style:style>
    <style:style style:name="T1" style:family="text">
      <style:text-properties fo:font-size="18pt" fo:font-style="italic" style:font-size-asian="18pt" style:font-style-asian="italic" style:font-size-complex="18pt"/>
    </style:style>
    <style:style style:name="T2" style:family="text">
      <style:text-properties fo:font-size="18pt" fo:font-style="italic" officeooo:rsid="00031f25" style:font-size-asian="18pt" style:font-style-asian="italic" style:font-size-complex="18pt"/>
    </style:style>
    <style:style style:name="T3" style:family="text">
      <style:text-properties fo:font-size="18pt" fo:font-style="italic" officeooo:rsid="00048e31" style:font-size-asian="18pt" style:font-style-asian="italic" style:font-size-complex="18pt"/>
    </style:style>
    <style:style style:name="T4" style:family="text">
      <style:text-properties fo:font-size="18pt" fo:font-style="italic" officeooo:rsid="000649e3" style:font-size-asian="18pt" style:font-style-asian="italic" style:font-size-complex="18pt"/>
    </style:style>
    <style:style style:name="T5" style:family="text">
      <style:text-properties fo:font-size="18pt" fo:font-style="italic" style:font-name-asian="Times New Roman1" style:font-size-asian="18pt" style:font-style-asian="italic" style:font-name-complex="Times New Roman1" style:font-size-complex="18pt"/>
    </style:style>
    <style:style style:name="T6" style:family="text">
      <style:text-properties fo:font-size="18pt" fo:font-style="italic" officeooo:rsid="000649e3" style:font-name-asian="Times New Roman1" style:font-size-asian="18pt" style:font-style-asian="italic" style:font-name-complex="Times New Roman1" style:font-size-complex="18pt"/>
    </style:style>
    <style:style style:name="T7" style:family="text">
      <style:text-properties fo:font-size="36pt" fo:font-weight="bold" officeooo:rsid="000649e3" style:font-size-asian="36pt" style:font-weight-asian="bold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 fo:font-style="italic" style:font-size-asian="36pt" style:font-style-asian="italic" style:font-size-complex="36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0649e3" style:font-style-asian="italic"/>
    </style:style>
    <style:style style:name="T12" style:family="text">
      <style:text-properties fo:font-style="italic" officeooo:rsid="000649e3" style:font-style-asian="italic" style:font-style-complex="italic"/>
    </style:style>
    <style:style style:name="T13" style:family="text">
      <style:text-properties officeooo:rsid="00064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Fundamentals of Electricity</text:span><text:span text:style-name="T8"> </text:span><text:span text:style-name="T9">Extension</text:span></text:p>
      <text:p text:style-name="P9">Non-Soul Powerups from the Soul Update</text:p>
      <text:p text:style-name="P2"><text:span text:style-name="T3">(C)</text:span><text:span text:style-name="T1"> </text:span><text:span text:style-name="T4">v7.2.7<text:tab/></text:span><text:span text:style-name="T1"><text:tab/>Kami North Publishing, LLC.</text:span></text:p>
      <text:p text:style-name="P7">The order <text:s/>of the recipes may matter for their context.</text:p>
      <text:p text:style-name="P3"><text:bookmark text:name="_a9ixwt18jcqq"/>Recipe #1 <text:span text:style-name="T10">(</text:span><text:span text:style-name="T11">4</text:span><text:span text:style-name="T10">-Essence PU</text:span><text:span text:style-name="T11">s</text:span><text:span text:style-name="T10">)</text:span></text:p>
      <text:p text:style-name="P10">“<text:span text:style-name="T13">You can mail me to your friend for a double-shocking twist! </text:span>”</text:p>
      <text:p text:style-name="P6"><text:bookmark text:name="_j0kyjadfo9qv"/>Recipe #2</text:p>
      <text:p text:style-name="P11">“<text:span text:style-name="T13">My friend and I are polar opposites, yet by a similar method we work well together.</text:span>”</text:p>
      <text:p text:style-name="P3"><text:bookmark text:name="_egoan91hoz4j"/>Recipe #3 <text:span text:style-name="T12">(5-Essence PUs)</text:span></text:p>
      <text:p text:style-name="P10">“<text:span text:style-name="T13">Make sure to guard your pockets, because you can draw me up for a surprise win!</text:span>”</text:p>
      <text:p text:style-name="P4"><text:bookmark text:name="_t9gb9vdyug3t"/>Recipe #4</text:p>
      <text:p text:style-name="P10">“<text:span text:style-name="T13">Hide me in your other pocket... Together we’re unstoppable, despite being opposites.</text:span>”</text:p>
      <text:p text:style-name="P4"><text:bookmark text:name="_w3gwvs50qq2w"/>Recipe #5 <text:span text:style-name="T12">(6-Essence PU)</text:span></text:p>
      <text:p text:style-name="P10">“<text:span text:style-name="T13">I was loved in Season 1, so draw me up with a 3-2-1 <text:s/>launch from the seas!</text:span>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ffffff" loext:opacity="100%" loext:color-lum-mod="100%" loext:color-lum-off="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italic" style:text-underline-style="solid" style:text-underline-width="auto" style:text-underline-color="font-color" fo:font-weight="bold" officeooo:rsid="001c72f3" officeooo:paragraph-rsid="00048e31" style:font-size-asian="18pt" style:font-style-asian="italic" style:font-weight-asian="bold" style:font-size-complex="18pt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officeooo:rsid="00031f25" style:font-size-asian="18pt" style:font-style-asian="italic" style:font-size-complex="18pt"/>
    </style:style>
    <style:style style:name="MT2" style:family="text">
      <style:text-properties fo:font-size="18pt" fo:font-style="italic" style:font-name-asian="Times New Roman1" style:font-size-asian="18pt" style:font-style-asian="italic" style:font-name-complex="Times New Roman1" style:font-size-complex="18pt"/>
    </style:style>
    <style:style style:name="MT3" style:family="text">
      <style:text-properties fo:font-size="18pt" fo:font-style="italic" officeooo:rsid="000649e3" style:font-name-asian="Times New Roman1" style:font-size-asian="18pt" style:font-style-asian="italic" style:font-name-complex="Times New Roman1" style:font-size-complex="18pt"/>
    </style:style>
    <style:style style:name="MT4" style:family="text">
      <style:text-properties fo:font-size="18pt" fo:font-style="italic" style:font-size-asian="18pt" style:font-style-asian="italic" style:font-size-complex="18pt"/>
    </style:style>
    <style:style style:name="MT5" style:family="text">
      <style:text-properties fo:font-size="18pt" fo:font-style="italic" officeooo:rsid="000649e3" style:font-size-asian="18pt" style:font-style-asian="italic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1111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11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111122" draw:opacity="100%"/>
    </style:style>
  </office:automatic-styles>
  <office:master-styles>
    <style:master-page style:name="Standard" style:page-layout-name="Mpm1" draw:style-name="Mdp1">
      <style:header>
        <text:p text:style-name="MP1">Classified Document – KEEP HIDDEN!</text:p>
        <text:p text:style-name="MP2"><text:span text:style-name="MT1">K</text:span><text:span text:style-name="MT2">ami North Guide Series #</text:span><text:span text:style-name="MT3">2</text:span><text:span text:style-name="MT2">a <text:s text:c="4"/></text:span><text:span text:style-name="MT4">(Requires </text:span><text:span text:style-name="MT5">Funds of Elec.</text:span><text:span text:style-name="MT4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6T10:54:49.959009542</dc:date>
    <meta:editing-duration>PT19M53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16" meta:word-count="128" meta:character-count="742" meta:non-whitespace-character-count="622"/>
  </office:meta>
</office:document-meta>
</file>